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top="0in" fo:margin-bottom="0in" loext:contextual-spacing="false" fo:line-height="138%" fo:background-color="#ffffff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5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6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7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8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9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0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1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2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3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4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5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6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8" style:family="paragraph" style:parent-style-name="Text_20_body">
      <loext:graphic-properties draw:fill="solid" draw:fill-color="#ffffff" draw:opacity="100%"/>
      <style:paragraph-properties fo:margin-left="0.5in" fo:margin-right="0in" fo:margin-top="0in" fo:margin-bottom="0in" loext:contextual-spacing="false" fo:line-height="138%" fo:text-indent="0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7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8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19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20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21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22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23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24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25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2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3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4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5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6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7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8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9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7" style:family="paragraph" style:parent-style-name="Text_20_body" style:list-style-name="L10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11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9" style:family="paragraph" style:parent-style-name="Text_20_body" style:list-style-name="L12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40" style:family="paragraph" style:parent-style-name="Text_20_body" style:list-style-name="L13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14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42" style:family="paragraph" style:parent-style-name="Text_20_body" style:list-style-name="L15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16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17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18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19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20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21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49" style:family="paragraph" style:parent-style-name="Text_20_body" style:list-style-name="L22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50" style:family="paragraph" style:parent-style-name="Text_20_body" style:list-style-name="L23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51" style:family="paragraph" style:parent-style-name="Text_20_body" style:list-style-name="L24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52" style:family="paragraph" style:parent-style-name="Text_20_body" style:list-style-name="L25">
      <loext:graphic-properties draw:fill="none" draw:fill-color="#ffffff"/>
      <style:paragraph-properties fo:margin-left="0.5in" fo:margin-right="0in" fo:margin-top="0in" fo:margin-bottom="0.0138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53" style:family="paragraph" style:parent-style-name="Text_20_body">
      <style:paragraph-properties fo:margin-left="0.5in" fo:margin-right="0in" fo:margin-top="0in" fo:margin-bottom="0.0138in" loext:contextual-spacing="false" fo:line-height="138%" fo:text-indent="0in" style:auto-text-indent="false" style:writing-mode="lr-tb"/>
      <style:text-properties fo:font-variant="normal" fo:text-transform="none" fo:color="#ffffff" style:text-line-through-style="none" style:text-line-through-type="none" style:text-underline-style="none" style:text-blinking="false" fo:background-color="transparent"/>
    </style:style>
    <style:style style:name="P54" style:family="paragraph" style:parent-style-name="Text_20_body">
      <style:paragraph-properties fo:margin-left="0.5in" fo:margin-right="0in" fo:text-indent="0in" style:auto-text-indent="false"/>
    </style:style>
    <style:style style:name="P55" style:family="paragraph" style:parent-style-name="Heading_20_3">
      <loext:graphic-properties draw:fill="solid" draw:fill-color="#ffffff" draw:opacity="100%"/>
      <style:paragraph-properties fo:margin-left="0.5in" fo:margin-right="0in" fo:margin-top="0.111in" fo:margin-bottom="0.111in" loext:contextual-spacing="false" fo:line-height="138%" fo:text-indent="0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56" style:family="paragraph" style:parent-style-name="Heading_20_3">
      <loext:graphic-properties draw:fill="solid" draw:fill-color="#ffffff" draw:opacity="100%"/>
      <style:paragraph-properties fo:margin-top="0.111in" fo:margin-bottom="0.111in" loext:contextual-spacing="false" fo:line-height="138%" fo:background-color="#ffffff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4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6e217e33-7fff-0089-5e96-97fddb2257c4"/>1: What does CSS stand for?</text:p>
      <text:list xml:id="list499922332" text:style-name="L1">
        <text:list-item>
          <text:p text:style-name="P2">Cascading Style Sheets  </text:p>
        </text:list-item>
        <text:list-item>
          <text:p text:style-name="P2">Computer Style Sheets</text:p>
        </text:list-item>
        <text:list-item>
          <text:p text:style-name="P2">Creative Style Sheets</text:p>
        </text:list-item>
        <text:list-item>
          <text:p text:style-name="P28">Colorful Style Sheets</text:p>
        </text:list-item>
      </text:list>
      <text:h text:style-name="P55" text:outline-level="3">2: What is the correct HTML for referring to an external style sheet?</text:h>
      <text:list xml:id="list1993812007" text:style-name="L2">
        <text:list-item>
          <text:p text:style-name="P3">&lt;link rel="stylesheet" type="text/css" href="mystyle.css"&gt;  </text:p>
        </text:list-item>
        <text:list-item>
          <text:p text:style-name="P3">&lt;style src="mystyle.css"&gt;</text:p>
        </text:list-item>
        <text:list-item>
          <text:p text:style-name="P29">&lt;stylesheet&gt;mystyle.css&lt;/stylesheet&gt;</text:p>
        </text:list-item>
      </text:list>
      <text:h text:style-name="P55" text:outline-level="3">3: Where in an HTML document is the correct place to refer to an external style sheet?</text:h>
      <text:list xml:id="list1914887884" text:style-name="L3">
        <text:list-item>
          <text:p text:style-name="P4">In the &lt;head&gt; section  </text:p>
        </text:list-item>
        <text:list-item>
          <text:p text:style-name="P4">In the &lt;body&gt; section</text:p>
        </text:list-item>
        <text:list-item>
          <text:p text:style-name="P30">At the end of the document</text:p>
        </text:list-item>
      </text:list>
      <text:h text:style-name="P55" text:outline-level="3">4: Which HTML tag is used to define an internal style sheet?</text:h>
      <text:list xml:id="list2691647628" text:style-name="L4">
        <text:list-item>
          <text:p text:style-name="P5">&lt;style&gt;  </text:p>
        </text:list-item>
        <text:list-item>
          <text:p text:style-name="P5">&lt;script&gt;</text:p>
        </text:list-item>
        <text:list-item>
          <text:p text:style-name="P31">&lt;css&gt;</text:p>
        </text:list-item>
      </text:list>
      <text:h text:style-name="P55" text:outline-level="3">5: Which HTML attribute is used to define inline styles?</text:h>
      <text:list xml:id="list3677721368" text:style-name="L5">
        <text:list-item>
          <text:p text:style-name="P6">style  </text:p>
        </text:list-item>
        <text:list-item>
          <text:p text:style-name="P6">styles</text:p>
        </text:list-item>
        <text:list-item>
          <text:p text:style-name="P6">class</text:p>
        </text:list-item>
        <text:list-item>
          <text:p text:style-name="P32">font</text:p>
        </text:list-item>
      </text:list>
      <text:h text:style-name="P55" text:outline-level="3">6: Which is the correct CSS syntax?</text:h>
      <text:list xml:id="list4173665261" text:style-name="L6">
        <text:list-item>
          <text:p text:style-name="P7">body {color: black;}  </text:p>
        </text:list-item>
        <text:list-item>
          <text:p text:style-name="P7">{body:color=black;}</text:p>
        </text:list-item>
        <text:list-item>
          <text:p text:style-name="P7">{body;color:black;}</text:p>
        </text:list-item>
        <text:list-item>
          <text:p text:style-name="P33">body:color=black;</text:p>
        </text:list-item>
      </text:list>
      <text:h text:style-name="P55" text:outline-level="3"><text:soft-page-break/>7: How do you insert a comment in a CSS file?</text:h>
      <text:list xml:id="list205502827" text:style-name="L7">
        <text:list-item>
          <text:p text:style-name="P8">/* this is a comment */  </text:p>
        </text:list-item>
        <text:list-item>
          <text:p text:style-name="P8">' this is a comment</text:p>
        </text:list-item>
        <text:list-item>
          <text:p text:style-name="P8">// this is a comment //</text:p>
        </text:list-item>
        <text:list-item>
          <text:p text:style-name="P34">// this is a comment</text:p>
        </text:list-item>
      </text:list>
      <text:h text:style-name="P55" text:outline-level="3">8: Which property is used to change the background color?</text:h>
      <text:list xml:id="list2398099620" text:style-name="L8">
        <text:list-item>
          <text:p text:style-name="P9">background-color  </text:p>
        </text:list-item>
        <text:list-item>
          <text:p text:style-name="P9">color</text:p>
        </text:list-item>
        <text:list-item>
          <text:p text:style-name="P35">bgcolor</text:p>
        </text:list-item>
      </text:list>
      <text:h text:style-name="P55" text:outline-level="3">9: How do you add a background color for all &lt;h1&gt; elements?</text:h>
      <text:list xml:id="list3728481839" text:style-name="L9">
        <text:list-item>
          <text:p text:style-name="P10">h1 {background-color:#FFFFFF;}  </text:p>
        </text:list-item>
        <text:list-item>
          <text:p text:style-name="P10">h1.all {background-color:#FFFFFF;}</text:p>
        </text:list-item>
        <text:list-item>
          <text:p text:style-name="P36">all.h1 {background-color:#FFFFFF;}</text:p>
        </text:list-item>
      </text:list>
      <text:h text:style-name="P55" text:outline-level="3">10: Which CSS property is used to change the text color of an element?</text:h>
      <text:list xml:id="list1010695184" text:style-name="L10">
        <text:list-item>
          <text:p text:style-name="P11">color  </text:p>
        </text:list-item>
        <text:list-item>
          <text:p text:style-name="P11">text-color</text:p>
        </text:list-item>
        <text:list-item>
          <text:p text:style-name="P37">fgcolor</text:p>
        </text:list-item>
      </text:list>
      <text:h text:style-name="P55" text:outline-level="3">11: Which CSS property controls the text size?</text:h>
      <text:list xml:id="list2213450830" text:style-name="L11">
        <text:list-item>
          <text:p text:style-name="P12">font-size  </text:p>
        </text:list-item>
        <text:list-item>
          <text:p text:style-name="P12">font-style</text:p>
        </text:list-item>
        <text:list-item>
          <text:p text:style-name="P12">text-size</text:p>
        </text:list-item>
        <text:list-item>
          <text:p text:style-name="P38">text-style</text:p>
        </text:list-item>
      </text:list>
      <text:h text:style-name="P55" text:outline-level="3">12: What is the correct CSS syntax for making all the &lt;p&gt; elements bold?</text:h>
      <text:list xml:id="list797301378" text:style-name="L12">
        <text:list-item>
          <text:p text:style-name="P13">p {font-weight:bold;}  </text:p>
        </text:list-item>
        <text:list-item>
          <text:p text:style-name="P13">&lt;p style="font-size:bold;"&gt;</text:p>
        </text:list-item>
        <text:list-item>
          <text:p text:style-name="P13">p {text-size:bold;}</text:p>
        </text:list-item>
        <text:list-item>
          <text:p text:style-name="P39">&lt;p style="text-size:bold;"&gt;</text:p>
        </text:list-item>
      </text:list>
      <text:h text:style-name="P55" text:outline-level="3"><text:soft-page-break/>13: How do you display hyperlinks without an underline?</text:h>
      <text:list xml:id="list2552848974" text:style-name="L13">
        <text:list-item>
          <text:p text:style-name="P14">a {text-decoration:none;}  </text:p>
        </text:list-item>
        <text:list-item>
          <text:p text:style-name="P14">a {decoration:no-underline;}</text:p>
        </text:list-item>
        <text:list-item>
          <text:p text:style-name="P14">a {text-decoration:no-underline;}</text:p>
        </text:list-item>
        <text:list-item>
          <text:p text:style-name="P40">a {underline:none;}</text:p>
        </text:list-item>
      </text:list>
      <text:h text:style-name="P55" text:outline-level="3">14: How do you make each word in a text start with a capital letter?</text:h>
      <text:list xml:id="list2867545877" text:style-name="L14">
        <text:list-item>
          <text:p text:style-name="P15">text-transform:capitalize  </text:p>
        </text:list-item>
        <text:list-item>
          <text:p text:style-name="P15">transform:capitalize</text:p>
        </text:list-item>
        <text:list-item>
          <text:p text:style-name="P15">You can't do that with CSS</text:p>
        </text:list-item>
        <text:list-item>
          <text:p text:style-name="P41">text-style:captialize</text:p>
        </text:list-item>
      </text:list>
      <text:h text:style-name="P55" text:outline-level="3">15: Which property is used to change the font of an element?</text:h>
      <text:list xml:id="list2010910854" text:style-name="L15">
        <text:list-item>
          <text:p text:style-name="P16">font-family  </text:p>
        </text:list-item>
        <text:list-item>
          <text:p text:style-name="P16">font-weight</text:p>
        </text:list-item>
        <text:list-item>
          <text:p text:style-name="P42">font-style</text:p>
        </text:list-item>
      </text:list>
      <text:h text:style-name="P55" text:outline-level="3">16: How do you make the text bold?</text:h>
      <text:list xml:id="list2981349828" text:style-name="L16">
        <text:list-item>
          <text:p text:style-name="P17">font-weight:bold;  </text:p>
        </text:list-item>
        <text:list-item>
          <text:p text:style-name="P17">font:bold;</text:p>
        </text:list-item>
        <text:list-item>
          <text:p text:style-name="P43">style:bold;</text:p>
        </text:list-item>
      </text:list>
      <text:h text:style-name="P55" text:outline-level="3">17:How do you display a border like this:</text:h>
      <text:p text:style-name="P18">The top border = 10 pixels</text:p>
      <text:p text:style-name="P18">The bottom border = 5 pixels</text:p>
      <text:p text:style-name="P18">The left border = 20 pixels</text:p>
      <text:p text:style-name="P18">The right border = 1pixel?</text:p>
      <text:list xml:id="list1310182715" text:style-name="L17">
        <text:list-item>
          <text:p text:style-name="P19">border-width:10px 1px 5px 20px;  </text:p>
        </text:list-item>
        <text:list-item>
          <text:p text:style-name="P19">border-width:10px 20px 5px 1px;</text:p>
        </text:list-item>
        <text:list-item>
          <text:p text:style-name="P19">border-width:10px 5px 20px 1px;</text:p>
        </text:list-item>
        <text:list-item>
          <text:p text:style-name="P44">border-width:5px 20px 10px 1px;</text:p>
        </text:list-item>
      </text:list>
      <text:h text:style-name="P55" text:outline-level="3"><text:soft-page-break/>18: Which property is used to change the left margin of an element?</text:h>
      <text:list xml:id="list1279778027" text:style-name="L18">
        <text:list-item>
          <text:p text:style-name="P20">margin-left  </text:p>
        </text:list-item>
        <text:list-item>
          <text:p text:style-name="P20">padding-left</text:p>
        </text:list-item>
        <text:list-item>
          <text:p text:style-name="P45">indent</text:p>
        </text:list-item>
      </text:list>
      <text:h text:style-name="P55" text:outline-level="3">19: When using the padding property; are you allowed to use negative values?</text:h>
      <text:list xml:id="list3153610859" text:style-name="L19">
        <text:list-item>
          <text:p text:style-name="P21">No  </text:p>
        </text:list-item>
        <text:list-item>
          <text:p text:style-name="P46">Yes</text:p>
        </text:list-item>
      </text:list>
      <text:h text:style-name="P55" text:outline-level="3">20: How do you make a list that lists its items with squares?</text:h>
      <text:list xml:id="list652990993" text:style-name="L20">
        <text:list-item>
          <text:p text:style-name="P22">list-style-type: square;  </text:p>
        </text:list-item>
        <text:list-item>
          <text:p text:style-name="P22">list-type: square;</text:p>
        </text:list-item>
        <text:list-item>
          <text:p text:style-name="P47">list: square;</text:p>
        </text:list-item>
      </text:list>
      <text:h text:style-name="P55" text:outline-level="3">21: How do you select an element with id "demo"?</text:h>
      <text:list xml:id="list753050561" text:style-name="L21">
        <text:list-item>
          <text:p text:style-name="P23">#demo  </text:p>
        </text:list-item>
        <text:list-item>
          <text:p text:style-name="P23">demo</text:p>
        </text:list-item>
        <text:list-item>
          <text:p text:style-name="P23">*demo</text:p>
        </text:list-item>
        <text:list-item>
          <text:p text:style-name="P48">.demo</text:p>
        </text:list-item>
      </text:list>
      <text:h text:style-name="P55" text:outline-level="3">22: How do you select elements with class name "test"?</text:h>
      <text:list xml:id="list1436422364" text:style-name="L22">
        <text:list-item>
          <text:p text:style-name="P24">.test  </text:p>
        </text:list-item>
        <text:list-item>
          <text:p text:style-name="P24">#test</text:p>
        </text:list-item>
        <text:list-item>
          <text:p text:style-name="P24">test</text:p>
        </text:list-item>
        <text:list-item>
          <text:p text:style-name="P49">*test</text:p>
        </text:list-item>
      </text:list>
      <text:h text:style-name="P55" text:outline-level="3">23: How do you select all p elements inside a div element?</text:h>
      <text:list xml:id="list2065493225" text:style-name="L23">
        <text:list-item>
          <text:p text:style-name="P25">div p  </text:p>
        </text:list-item>
        <text:list-item>
          <text:p text:style-name="P25">div + p</text:p>
        </text:list-item>
        <text:list-item>
          <text:p text:style-name="P50">div.p</text:p>
        </text:list-item>
      </text:list>
      <text:h text:style-name="P55" text:outline-level="3">24: How do you group selectors?</text:h>
      <text:list xml:id="list1192433066" text:style-name="L24">
        <text:list-item>
          <text:p text:style-name="P26">Separate each selector with a space  </text:p>
        </text:list-item>
        <text:list-item>
          <text:p text:style-name="P26"><text:soft-page-break/>Separate each selector with a plus sign</text:p>
        </text:list-item>
        <text:list-item>
          <text:p text:style-name="P51">Separate each selector with a comma  </text:p>
        </text:list-item>
      </text:list>
      <text:p text:style-name="P53"> <text:span text:style-name="T1">Correct answer  </text:span></text:p>
      <text:h text:style-name="P56" text:outline-level="3">25: What is the default value of the position property?</text:h>
      <text:list xml:id="list3746074548" text:style-name="L25">
        <text:list-item>
          <text:p text:style-name="P27">static  </text:p>
        </text:list-item>
        <text:list-item>
          <text:p text:style-name="P27">relative</text:p>
        </text:list-item>
        <text:list-item>
          <text:p text:style-name="P27">fixed</text:p>
        </text:list-item>
        <text:list-item>
          <text:p text:style-name="P52">absolute</text:p>
        </text:list-item>
      </text:list>
      <text:p text:style-name="P54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5:56:14.729264375</meta:creation-date>
    <dc:date>2019-06-18T15:56:38.968340450</dc:date>
    <meta:editing-duration>PT24S</meta:editing-duration>
    <meta:editing-cycles>1</meta:editing-cycles>
    <meta:document-statistic meta:table-count="0" meta:image-count="0" meta:object-count="0" meta:page-count="5" meta:paragraph-count="117" meta:word-count="563" meta:character-count="3163" meta:non-whitespace-character-count="2745"/>
    <meta:generator>LibreOffice/6.0.7.3$Linux_X86_64 LibreOffice_project/00m0$Build-3</meta:generator>
  </office:meta>
</office:document-meta>
</file>